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d545" officeooo:paragraph-rsid="0009d545"/>
    </style:style>
    <style:style style:name="P2" style:family="paragraph" style:parent-style-name="Text_20_body">
      <style:paragraph-properties fo:margin-left="0.2602in" fo:margin-right="0.2602in" fo:margin-top="0in" fo:margin-bottom="0in" style:contextual-spacing="false" fo:text-indent="0in" style:auto-text-indent="false"/>
    </style:style>
    <style:style style:name="P3" style:family="paragraph" style:parent-style-name="Text_20_body">
      <style:paragraph-properties fo:margin-left="0.2602in" fo:margin-right="0.2602in" fo:margin-top="0in" fo:margin-bottom="0in" style:contextual-spacing="false" fo:text-indent="0in" style:auto-text-indent="false"/>
      <style:text-properties fo:background-color="#ffff00"/>
    </style:style>
    <style:style style:name="P4" style:family="paragraph" style:parent-style-name="Heading_20_4">
      <style:paragraph-properties fo:margin-left="0.2602in" fo:margin-right="0.2602in" fo:margin-top="0in" fo:margin-bottom="0in" style:contextual-spacing="false" fo:text-indent="0in" style:auto-text-indent="false"/>
    </style:style>
    <style:style style:name="P5" style:family="paragraph" style:parent-style-name="Heading_20_4">
      <style:paragraph-properties fo:margin-left="0.2602in" fo:margin-right="0.2602in" fo:margin-top="0in" fo:margin-bottom="0in" style:contextual-spacing="false" fo:text-indent="0in" style:auto-text-indent="false"/>
      <style:text-properties fo:background-color="#ffff00"/>
    </style:style>
    <style:style style:name="P6" style:family="paragraph" style:parent-style-name="Heading_20_4">
      <style:text-properties officeooo:rsid="0009d545" officeooo:paragraph-rsid="0009d545"/>
    </style:style>
    <style:style style:name="P7" style:family="paragraph" style:parent-style-name="Text_20_body">
      <style:paragraph-properties fo:margin-left="0.2602in" fo:margin-right="0.2602in" fo:margin-top="0in" fo:margin-bottom="0in" style:contextual-spacing="false" fo:text-indent="0in" style:auto-text-indent="false"/>
      <style:text-properties fo:background-color="#ffff00"/>
    </style:style>
    <style:style style:name="P8" style:family="paragraph" style:parent-style-name="Heading_20_4">
      <style:paragraph-properties fo:margin-left="0.2602in" fo:margin-right="0.2602in" fo:margin-top="0in" fo:margin-bottom="0in" style:contextual-spacing="false" fo:text-indent="0in" style:auto-text-indent="false"/>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llabus</text:p>
      <text:p text:style-name="P1"/>
      <text:h text:style-name="P6" text:outline-level="4">Lesson 1: Welcome to Python!</text:h>
      <text:p text:style-name="P2">Two things that make Python attractive are that it's a free download and that it comes with a free development environment, IDLE. In our first lesson, we'll start off right by going on a brief tour of both the language and the environment. You'll see that with IDLE, you can either execute individual statements directly at the interpreter's prompt or save your commands in a program file to be run later. By the end of Lesson 1, you'll be fully prepared to work in IDLE using either method.</text:p>
      <text:h text:style-name="P5" text:outline-level="4">Lesson 2: Get Interactive With Variables and User Input</text:h>
      <text:p text:style-name="P3">Programs aren't terribly useful unless you have some way to store values in memory. In Lesson 2, you'll get up to speed with Python variables, and then you'll learn how to use these variables to get input from the user. With this, you'll be able to write Python code to make your programs interactive, making them more useful and a lot more interesting.</text:p>
      <text:h text:style-name="P5" text:outline-level="4">Lesson 3: Decisions, Decisions</text:h>
      <text:p text:style-name="P3">There are many times when you'll want one set of statements run in one situation and another set run in a different situation. For that, you'll need to use Python's if decision structure. In Lesson 3, you'll practice with Python's if syntax and learn how to write both simple and complex conditions to select which statements should be run.</text:p>
      <text:h text:style-name="P5" text:outline-level="4">Lesson 4: Looping (and Looping and Looping)</text:h>
      <text:p text:style-name="P3">Keeping with the theme of programming structures, this lesson is all about the repetition structure. You'll learn how to write both while and for loops in Python so that your statements can be repeated over and over until some condition is met. You'll also learn some looping features that are unique to Python that help to make your programs more powerful.</text:p>
      <text:h text:style-name="P4" text:outline-level="4">Lesson 5: Modular Programming With Functions</text:h>
      <text:p text:style-name="P2">Modular programming gives you the ability to write code once, give it a name, and then call on it by name at a later time. In Lesson 5, you'll learn how to write modular programs by creating functions. You'll also learn how to pass data into the functions and then to return values back, building on this knowledge as you proceed through the course</text:p>
      <text:h text:style-name="P4" text:outline-level="4">Lesson 6: Introduction to Object-Oriented Programming</text:h>
      <text:p text:style-name="P2">Building on the concept of modular programming, next we'll explore object-oriented programming. This is a popular technique, and in Lesson 6, you'll get an introduction to how it's done in Python. You'll learn how to create a class definition and place variables and functions inside. Then later, you'll use this class to create some objects and work with them to solve simple problems.</text:p>
      <text:h text:style-name="P4" text:outline-level="4">Lesson 7: Creating Graphics With Tkinter</text:h>
      <text:p text:style-name="P2">Have a look at topics we've covered and apply them to something a little more creative. In this lesson, we'll explore Python graphics, where you'll create and work with simple shapes and even get a chance to write programs that simulate animation so that you can watch your shapes move across the screen.</text:p>
      <text:h text:style-name="P4" text:outline-level="4">Lesson 8: Python Data Structures 1: Lists and Tuples</text:h>
      <text:p text:style-name="P2">Now that you're comfortable with the decision and repetition structures, as well as ways to <text:soft-page-break/>organize your code, it's now time to turn to ways of managing your data. In this lesson, we'll look at two of Python's basic data structures: lists and tuples. You'll learn how to create these types of variables and use them to manage data for your programs.</text:p>
      <text:h text:style-name="P4" text:outline-level="4">Lesson 9: Python Data Structures 2: Dictionaries</text:h>
      <text:p text:style-name="P2">While lists and tuples are useful structures, they put the burden on you to keep track of your data's position within the structure. However, the dictionary structure gives you the ability to associate a word with each piece of data. In this lesson, you'll learn how to use dictionaries to write useful programs in fewer lines of code that'll execute in a shorter amount of time.</text:p>
      <text:h text:style-name="P4" text:outline-level="4">Lesson 10: Working With External Data Files</text:h>
      <text:p text:style-name="P2">Programs that work with data in memory are great. However, it's also important to be able to save the data in a file for later use. In Lesson 10, you'll learn how to read from and write to data files. You'll also learn about Python's shelve feature, which is a database-like file that allows for quick and easy access to large amounts of data.</text:p>
      <text:h text:style-name="P4" text:outline-level="4">Lesson 11: Handling Python Exceptions</text:h>
      <text:p text:style-name="P2">Let's face it, our programs sometimes encounter problems as they execute. In object-oriented terms, you'd call this an exception. If the exception isn't handled, the program will crash. In this lesson, you'll learn about Python's exceptions and learn how to handle them to keep the program up and running, even when something unexpected happens.</text:p>
      <text:h text:style-name="P4" text:outline-level="4">Lesson 12: GUIs With Tkinter</text:h>
      <text:p text:style-name="P2">You'll finish the course by exercising the creative part of your brain again. This time, you'll learn how to create a graphical user interface (GUI) in Python. You'll learn how to display text with labels and get user data with text boxes, buttons, radio buttons, and check boxes. Now you'll be able to integrate all the conceptual material that you learned in the course with an attractive, easy to use interface to make for useful, interactive program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6:54:07.345017979</meta:creation-date>
    <dc:date>2018-02-21T10:48:03.681486306</dc:date>
    <meta:editing-duration>P0D</meta:editing-duration>
    <meta:editing-cycles>3</meta:editing-cycles>
    <meta:generator>LibreOffice/4.2.8.2$Linux_X86_64 LibreOffice_project/420m0$Build-2</meta:generator>
    <meta:document-statistic meta:table-count="0" meta:image-count="0" meta:object-count="0" meta:page-count="2" meta:paragraph-count="25" meta:word-count="851" meta:character-count="4960" meta:non-whitespace-character-count="4134"/>
  </office:meta>
</office:document-meta>
</file>